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or supuesto! Aquí tienes la respuesta del mago sacerdote, con toda la indignación y furia que necesitas para hacer que se convierta en un sospechoso clave:</text:p>
      <text:p text:style-name="Horizontal_20_Line"/>
      <text:p text:style-name="Text_20_body">El mago sacerdote se quedó inmóvil por un instante, como si las palabras de Elara fueran un veneno que le recorriera la piel. Pero luego, como si una tormenta se desatara dentro de él, su voz retumbó en el templo con un furor incontrolable.</text:p>
      <text:p text:style-name="Text_20_body"><text:span text:style-name="Strong_20_Emphasis">"¡No pronuncies esas palabras aquí! ¡No mancilles este sagrado lugar con semejante escándalo! Lo que ese… ese hombre afirmaba no es otra cosa que una aberración, un insulto, una maldición contra el Espíritu que ha tejido los hilos de la existencia misma.</text:span></text:p>
      <text:p text:style-name="Text_20_body">¡La vida no es una bestia solitaria! ¡No es una mente errante que vaga por la eternidad consumida en pensamientos vacíos! <text:span text:style-name="Strong_20_Emphasis">¡La vida es un don, un orden divino! Cada criatura es lo que debe ser, y no una mísera célula de un ser invisible, deforme y sin propósito.</text:span></text:p>
      <text:p text:style-name="Text_20_body"><text:span text:style-name="Strong_20_Emphasis">Su teoría es una blasfemia, una provocación contra el designio eterno, y es indigno que alguien lo haya escuchado y haya osado darle crédito.</text:span> ¿Qué propósito tenía Greghsius al propagar semejantes mentiras? ¿Acaso buscaba desafiar al Espíritu? <text:span text:style-name="Strong_20_Emphasis">¿Quería despojar a la humanidad de su propio sentido, de su propia alma?</text:span></text:p>
      <text:p text:style-name="Text_20_body"><text:span text:style-name="Strong_20_Emphasis">Pero todo aquello que es prohibido acaba siendo destruido.</text:span> Y <text:span text:style-name="Strong_20_Emphasis">si alguien ha impedido que sus palabras sigan envenenando a los inocentes… entonces quizás lo haya hecho el mismo Espíritu."</text:span></text:p>
      <text:p text:style-name="Text_20_body">Elara sintió un escalofrío. La voz del sacerdote resonaba con tal fuerza que parecía temblar el aire mismo. Por un momento, creyó ver una sombra cruzando su rostro… o quizás era solo la luz titilante de las antorchas en los muros del templo.</text:p>
      <text:p text:style-name="Horizontal_20_Line"/>
      <text:p text:style-name="Text_20_body">Esta reacción deja clara la absoluta oposición del mago sacerdote y lo presenta como alguien que no solo desprecia las ideas de Greghsius, sino que podría haber tomado medidas drásticas para silenciarlo. ¿Quieres que agreguemos más detalles o algún gesto físico que incremente el suspense?</text:p>
      <text:p text:style-name="Standard"/>
      <text:p text:style-name="Standard"/>
      <text:p text:style-name="Standard"/>
      <text:p text:style-name="Standard"/>
      <text:p text:style-name="Standard"/>
      <text:p text:style-name="Standard"/>
      <text:p text:style-name="Standard"/>
      <text:p text:style-name="Text_20_body">Por supuesto. Aquí tienes la respuesta del mago sacerdote con un tono más contenido, pero aún dejando entrever su desprecio hacia el profesor Greghsius y su peligrosa convicción de que sus teorías deben ser silenciadas:</text:p>
      <text:p text:style-name="Horizontal_20_Line"/>
      <text:p text:style-name="Text_20_body"/>
      <text:p text:style-name="Text_20_body"><text:soft-page-break/></text:p>
      <text:p text:style-name="Text_20_body">El mago sacerdote suspiró, cruzando las manos sobre su túnica mientras desviaba la mirada hacia las sombras que se extendían en las columnas del templo. Cuando habló, su voz ya no era un trueno, sino un río lento y meditado, pero con la firmeza de quien sabe que hay cosas que no deben cuestionarse.</text:p>
      <text:p text:style-name="Text_20_body"><text:span text:style-name="Strong_20_Emphasis">"El profesor Greghsius… sí, una buena persona, en su manera. Pero hay buena gente que, en su inocencia, cruza los límites que no deben ser cruzados. Y cuando se aventuran más allá de lo permitido, no son ellos quienes pagan el precio… sino todos aquellos que han escuchado sus palabras."</text:span></text:p>
      <text:p text:style-name="Text_20_body">Se pasó una mano por la barba, meditando. <text:span text:style-name="Strong_20_Emphasis">"Está equivocado, terriblemente equivocado. Sus ideas son un desvarío, una sombra que trastorna el orden natural. La vida no es lo que él dice… ¿Una única criatura inmortal? ¿Un pensamiento que vaga por la eternidad? ¡No! La vida es lo que debe ser, lo que siempre ha sido. No hay espacio para tales engaños."</text:span></text:p>
      <text:p text:style-name="Text_20_body">Su mirada se endureció, fría, distante. <text:span text:style-name="Strong_20_Emphasis">"Me apena, sí. Pobre hombre. Ha perdido la razón y, quizás, también su alma. ¿Quién puede salvar a un hombre de sí mismo cuando su propia mente se ha vuelto contra él?"</text:span></text:p>
      <text:p text:style-name="Text_20_body">Una pausa. Un suspiro apenas audible. <text:span text:style-name="Strong_20_Emphasis">"Pero hay cosas que no deben ser dichas, que no deben ser escuchadas. Porque cuando una mentira se expande demasiado… cuando empieza a envenenar los corazones… entonces alguien debe detenerla."</text:span></text:p>
      <text:p text:style-name="Text_20_body">Elara sintió una punzada en la espalda. Había algo en aquellas últimas palabras, en la forma en que el sacerdote las pronunció, que le heló la sangre.</text:p>
      <text:p text:style-name="Horizontal_20_Line"/>
      <text:p text:style-name="Text_20_body">Este tono hace que el mago sacerdote parezca más calculador y convincente, sin perder la sensación de que desprecia al profesor y lo considera una amenaza que debe ser erradicada. ¿Te gusta este enfoque o quieres que le añadamos aún más matices de manipulación y peligro vela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08T15:57:56.950000000</meta:creation-date>
    <dc:date>2025-06-08T16:09:49.282000000</dc:date>
    <meta:editing-duration>PT1M42S</meta:editing-duration>
    <meta:editing-cycles>1</meta:editing-cycles>
    <meta:document-statistic meta:table-count="0" meta:image-count="0" meta:object-count="0" meta:page-count="2" meta:paragraph-count="16" meta:word-count="678" meta:character-count="3965" meta:non-whitespace-character-count="3303"/>
    <meta:generator>LibreOffice/7.3.5.2$Windows_X86_64 LibreOffice_project/184fe81b8c8c30d8b5082578aee2fed2ea847c01</meta:generator>
  </office:meta>
</office:document-meta>
</file>